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44690" officeooo:paragraph-rsid="001bb4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22b7a9" officeooo:paragraph-rsid="0022b7a9"/>
    </style:style>
    <style:style style:name="P3" style:family="paragraph" style:parent-style-name="Standard">
      <style:paragraph-properties fo:text-align="justify" style:justify-single-word="false"/>
      <style:text-properties officeooo:rsid="00250891" officeooo:paragraph-rsid="00250891"/>
    </style:style>
    <style:style style:name="P4" style:family="paragraph" style:parent-style-name="Standard">
      <style:paragraph-properties fo:text-align="justify" style:justify-single-word="false"/>
      <style:text-properties officeooo:rsid="0025d3fb" officeooo:paragraph-rsid="0025d3fb"/>
    </style:style>
    <style:style style:name="T1" style:family="text">
      <style:text-properties officeooo:rsid="001b9a68"/>
    </style:style>
    <style:style style:name="T2" style:family="text">
      <style:text-properties officeooo:rsid="0022b7a9"/>
    </style:style>
    <style:style style:name="T3" style:family="text">
      <style:text-properties officeooo:rsid="0023f692"/>
    </style:style>
    <style:style style:name="T4" style:family="text">
      <style:text-properties officeooo:rsid="0025d3fb"/>
    </style:style>
    <style:style style:name="T5" style:family="text">
      <style:text-properties officeooo:rsid="002640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nctionnement du b</text:span>atch de <text:span text:style-name="T2">traitement de projection</text:span></text:p>
      <text:p text:style-name="Standard"/>
      <text:p text:style-name="Standard"/>
      <text:p text:style-name="Standard"/>
      <text:p text:style-name="Standard"/>
      <text:p text:style-name="P2">Le batch de traitement de projection permet de sortir des résultats d’une projection (sous forme de tables et d’<text:span text:style-name="T4">un</text:span> pdf) suivant des paramètres à définir dans la base de données au préalable (table def_projection <text:span text:style-name="T3">et autres tables si nécessaire pour définir des zonages spécifiques, des zones, ect.)</text:span>. <text:span text:style-name="T3">Un mail est envoyé à la fin du traitement pour signaler la fin du traitement de la projection à l’utilisateur.</text:span></text:p>
      <text:p text:style-name="P2"/>
      <text:p text:style-name="P3">Le batch ne traite qu’une seule projection à la fois.</text:p>
      <text:p text:style-name="P3"/>
      <text:p text:style-name="P4">Le batch est écrit en <text:span text:style-name="T5">java, celui-ci </text:span>ordonne et lance des <text:span text:style-name="T5">fichiers sql. Les calculs proprement dit s’effectuent donc en sql. Ces fichiers sql constituent ce qu’on appelle le moteur de proj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43:10.309000000</meta:creation-date>
    <dc:date>2018-12-21T09:58:12.784000000</dc:date>
    <meta:editing-duration>P3DT20H56M30S</meta:editing-duration>
    <meta:editing-cycles>16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4" meta:word-count="116" meta:character-count="708" meta:non-whitespace-character-count="596"/>
  </office:meta>
</office:document-meta>
</file>